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56f" officeooo:paragraph-rsid="0011a56f"/>
    </style:style>
    <style:style style:name="P2" style:family="paragraph" style:parent-style-name="Standard" style:list-style-name="L1">
      <style:text-properties officeooo:rsid="0011a56f" officeooo:paragraph-rsid="0011a5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зможности</text:p>
      <text:p text:style-name="P1"/>
      <text:p text:style-name="P1">Тактирование (переключатель):</text:p>
      <text:list xml:id="list540609370" text:style-name="L1">
        <text:list-item>
          <text:p text:style-name="P2">Внутренний</text:p>
        </text:list-item>
        <text:list-item>
          <text:p text:style-name="P2">Внешний 8МГц</text:p>
        </text:list-item>
      </text:list>
      <text:p text:style-name="P1"/>
      <text:p text:style-name="P1">i2c – линия</text:p>
      <text:p text:style-name="P1">RX-TX – линия</text:p>
      <text:p text:style-name="P1">Входы аналоговые</text:p>
      <text:p text:style-name="P1"/>
      <text:p text:style-name="P1">Управление – кнопки\клавиатура.</text:p>
      <text:p text:style-name="P1">Отображение – 7-сегментный, 1603 – дисплей.</text:p>
      <text:p text:style-name="P1">Сигнализация – светодиоды, бузер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1" meta:paragraph-count="10" meta:word-count="23" meta:character-count="211" meta:non-whitespace-character-count="194"/>
  </office:meta>
</office:document-meta>
</file>